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Profil: ETTI</text:span></text:p>
      <text:p text:style-name="P1"><text:span text:style-name="T1">Nume: Fufezan Andrei Cristian</text:span></text:p>
      <text:p text:style-name="P1"><text:span text:style-name="T1">Mail:<text:s/></text:span><text:a xlink:href="mailto:fufezancristian49@yahoo.com"><text:span text:style-name="T3">fufezancristian49@yahoo.com</text:span></text:a><text:span text:style-name="T4"/></text:p>
      <text:p text:style-name="P1"><text:span text:style-name="T5">Discipline: Anul 1</text:span></text:p>
      <text:p text:style-name="P1"><text:span text:style-name="T5"><text:s text:c="19"/>Programare si limbaje de programare Asteptari: Invatare programare</text:span></text:p>
      <text:p text:style-name="P1"><text:span text:style-name="T5"><text:s text:c="19"/>Informatica aplicata: Asteptari: Construirea unui calculator</text:span></text:p>
      <text:p text:style-name="P1"><text:span text:style-name="T5"><text:s text:c="19"/>Componente si circuite passive: Asteptari: Invatarea electronicii</text:span></text:p>
      <text:p text:style-name="P1"><text:span text:style-name="T5">Hobby: Sport</text:span></text:p>
      <text:p text:style-name="P1"><text:span text:style-name="T5"><text:s text:c="12"/>: Alergat</text:span></text:p>
      <text:p text:style-name="P1"><text:span text:style-name="T5"><text:s text:c="12"/>: Gaming</text:span></text:p>
      <text:p text:style-name="P1"><text:span text:style-name="T5">Poza:</text:span><draw:frame text:anchor-type="as-char" svg:width="165.10mm" svg:height="165.31mm" style:rel-width="scale" style:rel-height="scale"><draw:object-ole xlink:href="OleObj1"/><draw:image xlink:href="ObjectReplacements/OleObj1"/></draw:frame><text:span text:style-name="T5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